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able_20_Contents">
      <style:text-properties style:font-name="Courier 10 Pitch" fo:font-size="7pt" style:font-size-asian="7pt" style:font-size-complex="7pt"/>
    </style:style>
    <style:style style:name="P2" style:family="paragraph" style:parent-style-name="Standard">
      <style:text-properties style:font-name="Courier 10 Pitch" fo:font-size="7pt" fo:font-weight="normal" officeooo:rsid="001361e4" style:font-size-asian="7pt" style:font-weight-asian="normal" style:font-size-complex="7pt" style:font-weight-complex="normal"/>
    </style:style>
    <style:style style:name="P3" style:family="paragraph" style:parent-style-name="Standard">
      <style:text-properties style:font-name="Courier 10 Pitch" fo:font-size="7pt" fo:font-weight="normal" officeooo:rsid="001361e4" officeooo:paragraph-rsid="001361e4" style:font-size-asian="7pt" style:font-weight-asian="normal" style:font-size-complex="7pt" style:font-weight-complex="normal"/>
    </style:style>
    <style:style style:name="P4" style:family="paragraph" style:parent-style-name="Standard">
      <style:text-properties style:font-name="Courier 10 Pitch" fo:font-size="7pt" fo:font-weight="normal" officeooo:rsid="00155b05" officeooo:paragraph-rsid="00155b05" style:font-size-asian="7pt" style:font-weight-asian="normal" style:font-size-complex="7pt" style:font-weight-complex="normal"/>
    </style:style>
    <style:style style:name="P5" style:family="paragraph" style:parent-style-name="Standard">
      <style:text-properties style:font-name="Courier 10 Pitch" fo:font-size="7pt" fo:font-weight="normal" officeooo:rsid="00155b05" officeooo:paragraph-rsid="001eecdb" style:font-size-asian="7pt" style:font-weight-asian="normal" style:font-size-complex="7pt" style:font-weight-complex="normal"/>
    </style:style>
    <style:style style:name="P6" style:family="paragraph" style:parent-style-name="Standard">
      <style:text-properties style:font-name="Courier 10 Pitch" fo:font-size="7pt" fo:font-weight="normal" officeooo:rsid="00155b05" officeooo:paragraph-rsid="00355498" style:font-size-asian="7pt" style:font-weight-asian="normal" style:font-size-complex="7pt" style:font-weight-complex="normal"/>
    </style:style>
    <style:style style:name="P7" style:family="paragraph" style:parent-style-name="Standard">
      <style:text-properties style:font-name="Courier 10 Pitch" fo:font-size="7pt" fo:font-weight="normal" officeooo:rsid="00155b05" officeooo:paragraph-rsid="0036d535" style:font-size-asian="7pt" style:font-weight-asian="normal" style:font-size-complex="7pt" style:font-weight-complex="normal"/>
    </style:style>
    <style:style style:name="P8" style:family="paragraph" style:parent-style-name="Standard">
      <style:text-properties style:font-name="Courier 10 Pitch" fo:font-size="7pt" fo:font-weight="normal" officeooo:rsid="001d0fcf" officeooo:paragraph-rsid="001d0fcf" style:font-size-asian="7pt" style:font-weight-asian="normal" style:font-size-complex="7pt" style:font-weight-complex="normal"/>
    </style:style>
    <style:style style:name="P9" style:family="paragraph" style:parent-style-name="Standard">
      <style:text-properties style:font-name="Courier 10 Pitch" fo:font-size="7pt" fo:font-weight="normal" officeooo:rsid="0020bd0a" officeooo:paragraph-rsid="0020bd0a" style:font-size-asian="7pt" style:font-weight-asian="normal" style:font-size-complex="7pt" style:font-weight-complex="normal"/>
    </style:style>
    <style:style style:name="P10" style:family="paragraph" style:parent-style-name="Standard">
      <style:text-properties style:font-name="Courier 10 Pitch" fo:font-size="7pt" fo:font-weight="normal" officeooo:rsid="0024d485" officeooo:paragraph-rsid="0024d485" style:font-size-asian="7pt" style:font-weight-asian="normal" style:font-size-complex="7pt" style:font-weight-complex="normal"/>
    </style:style>
    <style:style style:name="P11" style:family="paragraph" style:parent-style-name="Standard">
      <style:text-properties style:font-name="Courier 10 Pitch" fo:font-size="7pt" fo:font-weight="normal" officeooo:rsid="0024d485" officeooo:paragraph-rsid="001eecdb" style:font-size-asian="7pt" style:font-weight-asian="normal" style:font-size-complex="7pt" style:font-weight-complex="normal"/>
    </style:style>
    <style:style style:name="P12" style:family="paragraph" style:parent-style-name="Standard">
      <style:text-properties style:font-name="Courier 10 Pitch" fo:font-size="7pt" style:font-size-asian="7pt" style:font-size-complex="7pt"/>
    </style:style>
    <style:style style:name="P13" style:family="paragraph" style:parent-style-name="Standard">
      <style:text-properties style:font-name="Courier 10 Pitch" fo:font-size="7pt" officeooo:paragraph-rsid="001361e4" style:font-size-asian="7pt" style:font-size-complex="7pt"/>
    </style:style>
    <style:style style:name="P14" style:family="paragraph" style:parent-style-name="Standard">
      <style:text-properties style:font-name="Courier 10 Pitch" fo:font-size="7pt" officeooo:rsid="001d0fcf" officeooo:paragraph-rsid="001d0fcf" style:font-size-asian="7pt" style:font-size-complex="7pt"/>
    </style:style>
    <style:style style:name="P15" style:family="paragraph" style:parent-style-name="Standard">
      <style:text-properties style:font-name="Courier 10 Pitch" fo:font-size="7pt" officeooo:rsid="0021e893" officeooo:paragraph-rsid="0021e893" style:font-size-asian="7pt" style:font-size-complex="7pt"/>
    </style:style>
    <style:style style:name="P16" style:family="paragraph" style:parent-style-name="Standard">
      <style:text-properties style:font-name="Courier 10 Pitch" fo:font-size="7pt" officeooo:rsid="00155b05" officeooo:paragraph-rsid="00155b05" style:font-size-asian="7pt" style:font-size-complex="7pt"/>
    </style:style>
    <style:style style:name="P17" style:family="paragraph" style:parent-style-name="Standard">
      <style:text-properties style:font-name="Courier 10 Pitch" fo:font-size="7pt" officeooo:rsid="00282351" officeooo:paragraph-rsid="00282351" style:font-size-asian="7pt" style:font-size-complex="7pt"/>
    </style:style>
    <style:style style:name="P18" style:family="paragraph" style:parent-style-name="Standard">
      <style:text-properties style:font-name="Courier 10 Pitch" fo:font-size="7pt" officeooo:rsid="00282351" officeooo:paragraph-rsid="002ae37e" style:font-size-asian="7pt" style:font-size-complex="7pt"/>
    </style:style>
    <style:style style:name="P19" style:family="paragraph" style:parent-style-name="Standard">
      <style:text-properties style:font-name="Courier 10 Pitch" fo:font-size="7pt" officeooo:rsid="00282351" officeooo:paragraph-rsid="002c4dca" style:font-size-asian="7pt" style:font-size-complex="7pt"/>
    </style:style>
    <style:style style:name="P20" style:family="paragraph" style:parent-style-name="Standard">
      <style:text-properties style:font-name="Courier 10 Pitch" fo:font-size="7pt" officeooo:rsid="00282351" officeooo:paragraph-rsid="002d78f7" style:font-size-asian="7pt" style:font-size-complex="7pt"/>
    </style:style>
    <style:style style:name="P21" style:family="paragraph" style:parent-style-name="Standard">
      <style:text-properties style:font-name="Courier 10 Pitch" fo:font-size="7pt" officeooo:rsid="002f2961" officeooo:paragraph-rsid="002f2961" style:font-size-asian="7pt" style:font-size-complex="7pt"/>
    </style:style>
    <style:style style:name="P22" style:family="paragraph" style:parent-style-name="Standard">
      <style:text-properties style:font-name="Courier 10 Pitch" fo:font-size="7pt" officeooo:rsid="00308f15" officeooo:paragraph-rsid="00308f15" style:font-size-asian="7pt" style:font-size-complex="7pt"/>
    </style:style>
    <style:style style:name="P23" style:family="paragraph" style:parent-style-name="Standard">
      <style:text-properties style:font-name="Courier 10 Pitch" fo:font-size="7pt" officeooo:rsid="003b5fe1" officeooo:paragraph-rsid="003b5fe1" style:font-size-asian="7pt" style:font-size-complex="7pt"/>
    </style:style>
    <style:style style:name="P24" style:family="paragraph" style:parent-style-name="Standard">
      <style:text-properties style:font-name="Courier 10 Pitch" fo:font-size="7pt" officeooo:rsid="003c2a99" officeooo:paragraph-rsid="003c2a99" style:font-size-asian="7pt" style:font-size-complex="7pt"/>
    </style:style>
    <style:style style:name="P25" style:family="paragraph" style:parent-style-name="Standard">
      <style:text-properties style:font-name="Courier 10 Pitch" fo:font-size="7pt" officeooo:rsid="003c2a99" officeooo:paragraph-rsid="0040b5e8" style:font-size-asian="7pt" style:font-size-complex="7pt"/>
    </style:style>
    <style:style style:name="P26" style:family="paragraph" style:parent-style-name="Standard">
      <style:text-properties style:font-name="Courier 10 Pitch" fo:font-size="7pt" officeooo:rsid="003df6da" officeooo:paragraph-rsid="003df6da" style:font-size-asian="7pt" style:font-size-complex="7pt"/>
    </style:style>
    <style:style style:name="P27" style:family="paragraph" style:parent-style-name="Standard">
      <style:text-properties style:font-name="Courier 10 Pitch" fo:font-size="7pt" officeooo:rsid="003e5853" officeooo:paragraph-rsid="003e5853" style:font-size-asian="7pt" style:font-size-complex="7pt"/>
    </style:style>
    <style:style style:name="P28" style:family="paragraph" style:parent-style-name="Standard">
      <style:text-properties style:font-name="Courier 10 Pitch" fo:font-size="7pt" officeooo:rsid="00403795" officeooo:paragraph-rsid="00403795" style:font-size-asian="7pt" style:font-size-complex="7pt"/>
    </style:style>
    <style:style style:name="P29" style:family="paragraph" style:parent-style-name="Standard">
      <style:text-properties style:font-name="Courier 10 Pitch" fo:font-size="7pt" officeooo:rsid="0040b5e8" officeooo:paragraph-rsid="0040b5e8" style:font-size-asian="7pt" style:font-size-complex="7pt"/>
    </style:style>
    <style:style style:name="P30" style:family="paragraph" style:parent-style-name="Standard">
      <style:text-properties style:font-name="Courier 10 Pitch" fo:font-size="7pt" fo:font-weight="bold" officeooo:rsid="001361e4" style:font-size-asian="7pt" style:font-weight-asian="bold" style:font-size-complex="7pt" style:font-weight-complex="bold"/>
    </style:style>
    <style:style style:name="P31" style:family="paragraph" style:parent-style-name="Standard">
      <style:text-properties style:font-name="Courier 10 Pitch" fo:font-size="7pt" fo:font-weight="bold" officeooo:rsid="00155b05" officeooo:paragraph-rsid="00155b05" style:font-size-asian="7pt" style:font-weight-asian="bold" style:font-size-complex="7pt" style:font-weight-complex="bold"/>
    </style:style>
    <style:style style:name="P32" style:family="paragraph" style:parent-style-name="Standard">
      <style:text-properties style:font-name="Courier 10 Pitch" fo:font-size="7pt" fo:font-weight="bold" officeooo:rsid="00282351" officeooo:paragraph-rsid="00282351" style:font-size-asian="7pt" style:font-weight-asian="bold" style:font-size-complex="7pt" style:font-weight-complex="bold"/>
    </style:style>
    <style:style style:name="P33" style:family="paragraph" style:parent-style-name="Standard">
      <style:text-properties style:font-name="Courier 10 Pitch" fo:font-size="7pt" style:text-underline-style="none" fo:font-weight="normal" officeooo:rsid="001eecdb" officeooo:paragraph-rsid="001eecdb" style:font-size-asian="7pt" style:font-weight-asian="normal" style:font-size-complex="7pt" style:font-weight-complex="normal"/>
    </style:style>
    <style:style style:name="P34" style:family="paragraph" style:parent-style-name="Standard">
      <style:text-properties style:font-name="Courier 10 Pitch" fo:font-size="7pt" fo:font-style="italic" style:text-underline-style="solid" style:text-underline-width="auto" style:text-underline-color="font-color" officeooo:rsid="00403795" officeooo:paragraph-rsid="00403795" style:font-size-asian="7pt" style:font-style-asian="italic" style:font-size-complex="7pt" style:font-style-complex="italic"/>
    </style:style>
    <style:style style:name="P35" style:family="paragraph" style:parent-style-name="Standard">
      <style:text-properties style:text-line-through-style="none" style:text-line-through-type="none" style:font-name="Courier 10 Pitch" fo:font-size="7pt" fo:font-style="italic" style:text-underline-style="solid" style:text-underline-width="auto" style:text-underline-color="font-color" officeooo:rsid="003e5853" officeooo:paragraph-rsid="003e5853" style:font-size-asian="7pt" style:font-style-asian="italic" style:font-size-complex="7pt" style:font-style-complex="italic"/>
    </style:style>
    <style:style style:name="P36" style:family="paragraph" style:parent-style-name="Text_20_body">
      <style:text-properties style:font-name="Courier 10 Pitch" fo:font-size="7pt" style:font-size-asian="7pt" style:font-size-complex="7pt"/>
    </style:style>
    <style:style style:name="P37" style:family="paragraph" style:parent-style-name="Preformatted_20_Text">
      <style:text-properties style:font-name="Courier 10 Pitch" fo:font-size="7pt" style:font-size-asian="7pt" style:font-size-complex="7pt"/>
    </style:style>
    <style:style style:name="P38" style:family="paragraph" style:parent-style-name="Preformatted_20_Text">
      <style:text-properties style:font-name="Courier 10 Pitch" fo:font-size="7pt" officeooo:paragraph-rsid="00173a4d" style:font-size-asian="7pt" style:font-size-complex="7pt"/>
    </style:style>
    <style:style style:name="P39" style:family="paragraph" style:parent-style-name="Preformatted_20_Text">
      <style:text-properties style:font-name="Courier 10 Pitch" fo:font-size="7pt" officeooo:paragraph-rsid="00155b05" style:font-size-asian="7pt" style:font-size-complex="7pt"/>
    </style:style>
    <style:style style:name="P40" style:family="paragraph" style:parent-style-name="Preformatted_20_Text">
      <style:text-properties style:font-name="Courier 10 Pitch" fo:font-size="7pt" officeooo:rsid="0018fa7d" officeooo:paragraph-rsid="0018fa7d" style:font-size-asian="7pt" style:font-size-complex="7pt"/>
    </style:style>
    <style:style style:name="P41" style:family="paragraph" style:parent-style-name="Preformatted_20_Text">
      <style:text-properties style:font-name="Courier 10 Pitch" fo:font-size="7pt" officeooo:paragraph-rsid="001e69e0" style:font-size-asian="7pt" style:font-size-complex="7pt"/>
    </style:style>
    <style:style style:name="P42" style:family="paragraph" style:parent-style-name="Preformatted_20_Text">
      <style:text-properties style:font-name="Courier 10 Pitch" fo:font-size="7pt" officeooo:rsid="0021e893" officeooo:paragraph-rsid="0021e893" style:font-size-asian="7pt" style:font-size-complex="7pt"/>
    </style:style>
    <style:style style:name="P43" style:family="paragraph" style:parent-style-name="Preformatted_20_Text">
      <style:text-properties officeooo:paragraph-rsid="00173a4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61e4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61e4" style:font-weight-asian="normal" style:font-weight-complex="normal"/>
    </style:style>
    <style:style style:name="T5" style:family="text">
      <style:text-properties fo:font-weight="normal" officeooo:rsid="00155b05" style:font-weight-asian="normal" style:font-weight-complex="normal"/>
    </style:style>
    <style:style style:name="T6" style:family="text">
      <style:text-properties fo:font-weight="normal" officeooo:rsid="002ae37e" style:font-weight-asian="normal" style:font-weight-complex="normal"/>
    </style:style>
    <style:style style:name="T7" style:family="text">
      <style:text-properties fo:font-weight="normal" officeooo:rsid="002c4dca" style:font-weight-asian="normal" style:font-weight-complex="normal"/>
    </style:style>
    <style:style style:name="T8" style:family="text">
      <style:text-properties fo:font-weight="normal" officeooo:rsid="002d78f7" style:font-weight-asian="normal" style:font-weight-complex="normal"/>
    </style:style>
    <style:style style:name="T9" style:family="text">
      <style:text-properties fo:font-weight="normal" officeooo:rsid="003f3263" style:font-weight-asian="normal" style:font-weight-complex="normal"/>
    </style:style>
    <style:style style:name="T10" style:family="text">
      <style:text-properties fo:font-weight="normal" officeooo:rsid="0040b5e8" style:font-weight-asian="normal" style:font-weight-complex="normal"/>
    </style:style>
    <style:style style:name="T11" style:family="text">
      <style:text-properties fo:font-weight="normal" officeooo:rsid="0042394c" style:font-weight-asian="normal" style:font-weight-complex="normal"/>
    </style:style>
    <style:style style:name="T12" style:family="text">
      <style:text-properties style:font-name="Courier 10 Pitch"/>
    </style:style>
    <style:style style:name="T13" style:family="text">
      <style:text-properties style:font-name="Courier 10 Pitch" fo:font-size="7pt" style:font-size-asian="7pt" style:font-size-complex="7pt"/>
    </style:style>
    <style:style style:name="T14" style:family="text">
      <style:text-properties style:font-name="Courier 10 Pitch" fo:font-size="7pt" officeooo:rsid="00173a4d" style:font-size-asian="7pt" style:font-size-complex="7pt"/>
    </style:style>
    <style:style style:name="T15" style:family="text">
      <style:text-properties style:font-name="Courier 10 Pitch" officeooo:rsid="001e69e0"/>
    </style:style>
    <style:style style:name="T16" style:family="text">
      <style:text-properties style:font-name="Courier 10 Pitch" officeooo:rsid="001eecdb"/>
    </style:style>
    <style:style style:name="T17" style:family="text">
      <style:text-properties style:font-name="Courier 10 Pitch" fo:font-weight="normal" style:font-weight-asian="normal" style:font-weight-complex="normal"/>
    </style:style>
    <style:style style:name="T18" style:family="text">
      <style:text-properties style:font-name="Courier 10 Pitch" fo:font-weight="normal" officeooo:rsid="0028383e" style:font-weight-asian="normal" style:font-weight-complex="normal"/>
    </style:style>
    <style:style style:name="T19" style:family="text">
      <style:text-properties style:font-name="Courier 10 Pitch" fo:font-weight="normal" officeooo:rsid="002ae37e" style:font-weight-asian="normal" style:font-weight-complex="normal"/>
    </style:style>
    <style:style style:name="T20" style:family="text">
      <style:text-properties style:font-name="Courier 10 Pitch" fo:font-weight="normal" officeooo:rsid="0032cadb" style:font-weight-asian="normal" style:font-weight-complex="normal"/>
    </style:style>
    <style:style style:name="T21" style:family="text">
      <style:text-properties style:font-name="Courier 10 Pitch" officeooo:rsid="00355498"/>
    </style:style>
    <style:style style:name="T22" style:family="text">
      <style:text-properties style:font-name="Courier 10 Pitch" officeooo:rsid="0036d535"/>
    </style:style>
    <style:style style:name="T23" style:family="text">
      <style:text-properties style:font-name="Courier 10 Pitch" officeooo:rsid="003886d0"/>
    </style:style>
    <style:style style:name="T24" style:family="text">
      <style:text-properties officeooo:rsid="001795cd"/>
    </style:style>
    <style:style style:name="T25" style:family="text">
      <style:text-properties officeooo:rsid="0019ae68"/>
    </style:style>
    <style:style style:name="T26" style:family="text">
      <style:text-properties officeooo:rsid="001ba6b1"/>
    </style:style>
    <style:style style:name="T27" style:family="text">
      <style:text-properties officeooo:rsid="0020bd0a"/>
    </style:style>
    <style:style style:name="T28" style:family="text">
      <style:text-properties officeooo:rsid="003886d0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officeooo:rsid="0026edd6"/>
    </style:style>
    <style:style style:name="T3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Thread creation,</text:p>
      <text:p text:style-name="P3">#include &lt;pthread.h&gt; <text:s text:c="13"/>pthread_join(pthread_t th, void **thread_return) -&gt; attendre la fin d'un trhead</text:p>
      <text:p text:style-name="P2">void *thread(void *data) { <text:s text:c="59"/>avant de continuer</text:p>
      <text:p text:style-name="P2">}</text:p>
      <text:p text:style-name="P3">int main(void) { <text:s text:c="21"/>void pthread_exit(void *retval); -&gt; renvoyer une valeur de retour</text:p>
      <text:p text:style-name="P2">pthread_t th;</text:p>
      <text:p text:style-name="P3">pthread_create(&amp; th, NULL, thread, NULL); <text:s text:c="5"/><text:span text:style-name="T1">Thread Cond </text:span>pthread_cond_t cond =PTHREAD_COND_INITIALIZER;</text:p>
      <text:p text:style-name="P3">return 0; <text:s text:c="37"/>Wait for the condition <text:s/>pthread_cond_wait(&amp; cond, &amp; mutex)</text:p>
      <text:p text:style-name="P12"><text:span text:style-name="T4">} <text:s text:c="45"/></text:span>To one thread waiting, <text:s/>pthread_cond_signal(&amp; cond);</text:p>
      <text:p text:style-name="P8">pthread_once_t once_control = PTHREAD_ONCE_INIT;</text:p>
      <text:p text:style-name="P8">int <text:s/>pthread_once(pthread_once_t <text:s/>*once_control, <text:s/>void <text:s/>(*init_routine) (void));</text:p>
      <text:p text:style-name="P14"><text:span text:style-name="T2"/></text:p>
      <text:p text:style-name="P13"><text:span text:style-name="T2">Mutex</text:span><text:span text:style-name="T4"> <text:s text:c="41"/>T</text:span>o all threads waiting, pthread_cond_broadcast(&amp; cond)</text:p>
      <text:p text:style-name="P3">pthread_mutex_t lock = PTHREAD_MUTEX_INITIALIZER;</text:p>
      <text:p text:style-name="P3">pthread_mutex_lock(&amp; lock); <text:s text:c="2"/>pthread_mutex_unlock(&amp; lock);</text:p>
      <text:p text:style-name="P2"/>
      <text:p text:style-name="P31">Signaux</text:p>
      <text:p text:style-name="P38"><text:s/>struct sigaction sa;</text:p>
      <text:p text:style-name="P43"><text:span text:style-name="T13"><text:s/></text:span><text:span text:style-name="T14">sigset_t sig;</text:span></text:p>
      <text:p text:style-name="P38"/>
      <text:p text:style-name="P38">sigemptyset (&amp;sig); <text:s text:c="30"/><text:span text:style-name="T24">|</text:span></text:p>
      <text:p text:style-name="P38">sigaddset (&amp;sig, SIGUSR1) <text:s text:c="24"/><text:span text:style-name="T24">|masquer</text:span></text:p>
      <text:p text:style-name="P38"><text:s text:c="50"/><text:span text:style-name="T24">|autres</text:span></text:p>
      <text:p text:style-name="P38">if (sigprocmask(SIG_SETMASK, &amp;sig,NULL) == -1){ <text:s text:c="2"/><text:span text:style-name="T24">|signaux</text:span></text:p>
      <text:p text:style-name="P37"><text:s text:c="4"/>perror("sigprockmask"); <text:s text:c="22"/><text:span text:style-name="T24">|</text:span></text:p>
      <text:p text:style-name="P37"><text:s text:c="4"/>exit (1); <text:s text:c="36"/><text:span text:style-name="T24">|</text:span></text:p>
      <text:p text:style-name="P37"><text:s text:c="2"/>}</text:p>
      <text:p text:style-name="P37"><text:s text:c="2"/>sigemptyset (&amp;sig); <text:s text:c="2"/></text:p>
      <text:p text:style-name="P37"><text:s text:c="2"/></text:p>
      <text:p text:style-name="P37"><text:s text:c="2"/>sa.sa_handler = handle_signal; <text:s text:c="17"/><text:span text:style-name="T24">|</text:span></text:p>
      <text:p text:style-name="P37"><text:s text:c="2"/>sa.sa_flags = 0; <text:s text:c="31"/><text:span text:style-name="T24">|donner</text:span></text:p>
      <text:p text:style-name="P41"><text:s text:c="2"/>sigemptyset(&amp;sa.sa_mask); <text:s text:c="22"/><text:span text:style-name="T24">|la routine</text:span></text:p>
      <text:p text:style-name="P37"><text:s text:c="50"/><text:span text:style-name="T24">|pour le</text:span></text:p>
      <text:p text:style-name="P37"><text:s text:c="2"/>if (sigaction(SIGUSR1, &amp;sa, NULL) == -1) { <text:s text:c="5"/><text:span text:style-name="T24">|signal</text:span></text:p>
      <text:p text:style-name="P37"><text:s text:c="4"/>perror("sigaction"); <text:s text:c="25"/><text:span text:style-name="T24">|SIGUSR1</text:span></text:p>
      <text:p text:style-name="P37"><text:s text:c="4"/>exit (1); <text:s text:c="36"/><text:span text:style-name="T24">|</text:span></text:p>
      <text:p text:style-name="P40">}</text:p>
      <text:p text:style-name="P40">« <text:span text:style-name="T25">fonction a executer en recevant le signal »</text:span></text:p>
      <text:p text:style-name="P39"><text:span text:style-name="T5">void handle_signal(int sig){sig=0;}</text:span></text:p>
      <text:p text:style-name="P4"/>
      <text:p text:style-name="P31">fork<text:span text:style-name="T26">s</text:span></text:p>
      <text:p text:style-name="P9">fork() =&gt; = 0 fils</text:p>
      <text:p text:style-name="P8"><text:s text:c="7"/><text:span text:style-name="T27">=&gt;!= 0 pid du fils, dans pere</text:span></text:p>
      <text:p text:style-name="P31">tube</text:p>
      <text:p text:style-name="P33"><text:span text:style-name="T29">anonyme</text:span> <text:s text:c="50"/><text:span text:style-name="T30">nomé</text:span></text:p>
      <text:p text:style-name="P6"><text:span text:style-name="Source_20_Text"><text:span text:style-name="T12">int tube[2]; </text:span></text:span><text:span text:style-name="Source_20_Text"><text:span text:style-name="T15">tube[0] -&gt; lecture | [1] -&gt; ecriture <text:s text:c="8"/></text:span></text:span><text:span text:style-name="Source_20_Text"><text:span text:style-name="T21">if ( mkfifo (argv[1]) S_IRUSR|S_IWUSR) == -1) {</text:span></text:span></text:p>
      <text:p text:style-name="P6"><text:span text:style-name="Source_20_Text"><text:span text:style-name="T12">if (pipe (tube) == -1) { <text:s text:c="33"/></text:span></text:span><text:span text:style-name="Source_20_Text"><text:span text:style-name="T21">perror (« mkfifo ») ;</text:span></text:span></text:p>
      <text:p text:style-name="P6"><text:span text:style-name="Source_20_Text"><text:span text:style-name="T12"><text:s text:c="3"/>perror ("pipe"); <text:s text:c="38"/>e</text:span></text:span><text:span text:style-name="Source_20_Text"><text:span text:style-name="T21">xit (1) ; }</text:span></text:span></text:p>
      <text:p text:style-name="P6"><text:span text:style-name="Source_20_Text"><text:span text:style-name="T12"><text:s text:c="3"/>exit (1); <text:s text:c="45"/></text:span></text:span><text:span text:style-name="Source_20_Text"><text:span text:style-name="T22">ecrivain</text:span></text:span></text:p>
      <text:p text:style-name="P5"><text:span text:style-name="Source_20_Text"><text:span text:style-name="T16">} <text:s text:c="56"/></text:span></text:span><text:span text:style-name="Source_20_Text"><text:span text:style-name="T21">if (fd_write = open (argv[1], O_WRONLY)) { perror....} </text:span></text:span></text:p>
      <text:p text:style-name="P5"><text:span text:style-name="Source_20_Text"><text:span text:style-name="T12">-</text:span></text:span><text:span text:style-name="Source_20_Text"><text:span text:style-name="T16">&gt; read write close comme fichier normal <text:s text:c="17"/></text:span></text:span><text:span text:style-name="Source_20_Text"><text:span text:style-name="T22">lecteur</text:span></text:span></text:p>
      <text:p text:style-name="P7"><text:span text:style-name="Source_20_Text"><text:span text:style-name="T12">while ( (read (tube1[0], &amp;c, 1)) != 0 ) </text:span></text:span><text:span text:style-name="Source_20_Text"><text:span text:style-name="T16">) <text:s text:c="16"/></text:span></text:span><text:span text:style-name="Source_20_Text"><text:span text:style-name="T21">if (fd_</text:span></text:span><text:span text:style-name="Source_20_Text"><text:span text:style-name="T22">read</text:span></text:span><text:span text:style-name="Source_20_Text"><text:span text:style-name="T21"> = open (argv[1], O_</text:span></text:span><text:span text:style-name="Source_20_Text"><text:span text:style-name="T22">RD</text:span></text:span><text:span text:style-name="Source_20_Text"><text:span text:style-name="T21">ONLY)) { perror....} </text:span></text:span></text:p>
      <text:p text:style-name="P5"><text:span text:style-name="Source_20_Text"><text:span text:style-name="T12">-</text:span></text:span><text:span text:style-name="Source_20_Text"><text:span text:style-name="T16">&gt; lire tant que le pipe n'est pas fermé <text:s text:c="17"/></text:span></text:span><text:span text:style-name="Source_20_Text"><text:span text:style-name="T23">--&gt; accessible depuis 2 processus qui n'ont rien en</text:span></text:span></text:p>
      <text:p text:style-name="P11"><text:s text:c="62"/><text:span text:style-name="T28">commun, car nomé</text:span></text:p>
      <text:p text:style-name="P10"/>
      <text:p text:style-name="P16"><text:span text:style-name="T1">socket</text:span></text:p>
      <text:p text:style-name="P15"><text:span text:style-name="T3"/></text:p>
      <text:p text:style-name="P35"><text:span text:style-name="T3">TCP </text:span></text:p>
      <text:p text:style-name="P15"><text:span text:style-name="T3"/></text:p>
      <text:p text:style-name="P24"><text:span text:style-name="T3"><text:s text:c="2"/>/* descripteur de la socket de connexion */</text:span></text:p>
      <text:p text:style-name="P24"><text:span text:style-name="T3"><text:s text:c="2"/>int sockd;</text:span></text:p>
      <text:p text:style-name="P24"><text:span text:style-name="T3"><text:s text:c="2"/>/* structure qui contient les informations de la socket de connexion */</text:span></text:p>
      <text:p text:style-name="P24"><text:span text:style-name="T3"><text:s text:c="2"/>struct sockaddr_in sinf;</text:span></text:p>
      <text:p text:style-name="P24"><text:span text:style-name="T3"/></text:p>
      <text:p text:style-name="P24"><text:span text:style-name="T3"><text:s text:c="2"/>/* creation de la socket <text:s/>*/</text:span></text:p>
      <text:p text:style-name="P24"><text:span text:style-name="T3"><text:s text:c="2"/>if ( (sockd = socket (AF_INET, SOCK_STREAM, 0)) &lt; 0) {</text:span></text:p>
      <text:p text:style-name="P24"><text:span text:style-name="T3"><text:s text:c="4"/>perror ("socket()");</text:span></text:p>
      <text:p text:style-name="P24"><text:span text:style-name="T3"><text:s text:c="4"/>exit (1);</text:span></text:p>
      <text:p text:style-name="P24"><text:span text:style-name="T3"><text:s text:c="2"/>}</text:span></text:p>
      <text:p text:style-name="P24"><text:span text:style-name="T3"/></text:p>
      <text:p text:style-name="P24"><text:span text:style-name="T3"><text:s text:c="2"/>/* creation de l'interface */</text:span></text:p>
      <text:p text:style-name="P24"><text:span text:style-name="T3"><text:s text:c="2"/>memset ((char*) &amp;sinf, 0, sizeof(sinf));</text:span></text:p>
      <text:p text:style-name="P24"><text:span text:style-name="T3"><text:s text:c="2"/>sinf.sin_addr.s_addr = htonl(INADDR_ANY);</text:span></text:p>
      <text:p text:style-name="P24"><text:span text:style-name="T3"><text:s text:c="2"/>sinf.sin_port = htons ( num_port );</text:span></text:p>
      <text:p text:style-name="P24"><text:span text:style-name="T3"><text:s text:c="2"/>sinf.sin_family = AF_INET;</text:span></text:p>
      <text:p text:style-name="P24"><text:span text:style-name="T3"/></text:p>
      <text:p text:style-name="P24"><text:span text:style-name="T3"><text:s text:c="2"/>/* bind entre le descipteur de socket et la structure <text:s/>*/</text:span></text:p>
      <text:p text:style-name="P24"><text:span text:style-name="T3"><text:s text:c="2"/>if (bind (sockd, (struct sockaddr *) &amp;sinf, sizeof(sinf)) &lt; 0) {</text:span></text:p>
      <text:p text:style-name="P24"><text:span text:style-name="T3"><text:s text:c="4"/>perror ("bind");</text:span></text:p>
      <text:p text:style-name="P24"><text:span text:style-name="T3"><text:s text:c="4"/>exit (1);</text:span></text:p>
      <text:p text:style-name="P24"><text:span text:style-name="T3"><text:s text:c="2"/>}</text:span></text:p>
      <text:p text:style-name="P24"><text:span text:style-name="T3"/></text:p>
      <text:p text:style-name="P24"><text:span text:style-name="T3"><text:s text:c="2"/>/* Listen onto the socket */</text:span></text:p>
      <text:p text:style-name="P24"><text:span text:style-name="T3"><text:s text:c="2"/>if (listen(sockd, nb_client) &lt; 0) {</text:span></text:p>
      <text:p text:style-name="P24"><text:span text:style-name="T3"><text:s text:c="4"/>perror ("listen()");</text:span></text:p>
      <text:p text:style-name="P24"><text:span text:style-name="T3"><text:s text:c="4"/>exit(1);</text:span></text:p>
      <text:p text:style-name="P24"><text:soft-page-break/><text:span text:style-name="T3"><text:s text:c="2"/>}</text:span></text:p>
      <text:p text:style-name="P24"><text:span text:style-name="T3"><text:s text:c="4"/>/* Clear rdfs */</text:span></text:p>
      <text:p text:style-name="P24"><text:span text:style-name="T3"><text:s text:c="4"/>FD_ZERO(&amp;rdfs);</text:span></text:p>
      <text:p text:style-name="P24"><text:span text:style-name="T3"/></text:p>
      <text:p text:style-name="P24"><text:span text:style-name="T3"><text:s text:c="4"/>/* Add stdin and sockd to rdfs */</text:span></text:p>
      <text:p text:style-name="P24"><text:span text:style-name="T3"><text:s text:c="4"/>FD_SET(STDIN_FILENO, &amp;rdfs);</text:span></text:p>
      <text:p text:style-name="P24"><text:span text:style-name="T3"><text:s text:c="4"/>FD_SET(sockd, &amp;rdfs);</text:span></text:p>
      <text:p text:style-name="P24"><text:span text:style-name="T3"/></text:p>
      <text:p text:style-name="P24"><text:span text:style-name="T3"><text:s text:c="4"/>/* Select from rdfs *</text:span></text:p>
      <text:p text:style-name="P24"><text:span text:style-name="T3"><text:s text:c="5"/>* Use of select in order to be able <text:s/>*</text:span></text:p>
      <text:p text:style-name="P24"><text:span text:style-name="T3"><text:s text:c="5"/>* to receive commands from STDIN */</text:span></text:p>
      <text:p text:style-name="P24"><text:span text:style-name="T3"><text:s text:c="4"/>if (select(sockd+1, &amp;rdfs, NULL, NULL, NULL) &lt; 0) {</text:span></text:p>
      <text:p text:style-name="P24"><text:span text:style-name="T3"><text:s text:c="6"/>perror("select()");</text:span></text:p>
      <text:p text:style-name="P24"><text:span text:style-name="T3"><text:s text:c="6"/>exit(1);</text:span></text:p>
      <text:p text:style-name="P24"><text:span text:style-name="T3"><text:s text:c="4"/>}</text:span></text:p>
      <text:p text:style-name="P24"><text:span text:style-name="T3"/></text:p>
      <text:p text:style-name="P24"><text:span text:style-name="T3"><text:s text:c="4"/>/* Input on STDIN */</text:span></text:p>
      <text:p text:style-name="P24"><text:span text:style-name="T3"><text:s text:c="4"/>if (FD_ISSET(STDIN_FILENO, &amp;rdfs)) {</text:span></text:p>
      <text:p text:style-name="P24"><text:span text:style-name="T3">#ifdef DEBUG</text:span></text:p>
      <text:p text:style-name="P24"><text:span text:style-name="T3"><text:s text:c="6"/>printf("Input on STDIN\n");</text:span></text:p>
      <text:p text:style-name="P24"><text:span text:style-name="T3"><text:s text:c="6"/>fflush(stdout);</text:span></text:p>
      <text:p text:style-name="P24"><text:span text:style-name="T3">#endif</text:span></text:p>
      <text:p text:style-name="P24"><text:span text:style-name="T3"><text:s text:c="6"/>if(read(STDIN_FILENO, buffer, BUF_SIZE)&lt;0) {</text:span></text:p>
      <text:p text:style-name="P24"><text:span text:style-name="T3"><text:s text:c="6"/><text:tab/>perror("read() STDIN");</text:span></text:p>
      <text:p text:style-name="P24"><text:span text:style-name="T3"><text:s text:c="6"/><text:tab/>exit(1);</text:span></text:p>
      <text:p text:style-name="P24"><text:span text:style-name="T3"><text:s text:c="6"/>}</text:span></text:p>
      <text:p text:style-name="P24"><text:span text:style-name="T3"/></text:p>
      <text:p text:style-name="P24"><text:span text:style-name="T3"><text:s text:c="4"/>/* Connection attempt */</text:span></text:p>
      <text:p text:style-name="P24"><text:span text:style-name="T3"><text:s text:c="4"/>if (FD_ISSET(sockd, &amp;rdfs)) {</text:span></text:p>
      <text:p text:style-name="P24"><text:span text:style-name="T3"><text:s text:c="6"/>/* Client socket information */</text:span></text:p>
      <text:p text:style-name="P24"><text:span text:style-name="T3"><text:s text:c="6"/>struct sockaddr_in csin;</text:span></text:p>
      <text:p text:style-name="P24"><text:span text:style-name="T3"><text:s text:c="6"/>int client_sock;</text:span></text:p>
      <text:p text:style-name="P24"><text:span text:style-name="T3"><text:s text:c="6"/>socklen_t sinsize = sizeof(csin);</text:span></text:p>
      <text:p text:style-name="P24"><text:span text:style-name="T3"><text:s text:c="6"/>memset ((char*) &amp;csin, 0, sizeof(csin));</text:span></text:p>
      <text:p text:style-name="P24"><text:span text:style-name="T3"><text:s text:c="6"/>/* Accept first connection onto socket */</text:span></text:p>
      <text:p text:style-name="P24"><text:span text:style-name="T3"><text:s text:c="6"/>if ((client_sock = accept (sockd, (struct sockaddr *) &amp;csin, &amp;sinsize)) &lt; 0) {</text:span></text:p>
      <text:p text:style-name="P24"><text:span text:style-name="T3"><text:tab/>perror("accept()");</text:span></text:p>
      <text:p text:style-name="P24"><text:span text:style-name="T3"><text:tab/>exit(1);</text:span></text:p>
      <text:p text:style-name="P24"><text:span text:style-name="T3"><text:s text:c="6"/>}</text:span></text:p>
      <text:p text:style-name="P24"><text:span text:style-name="T3"/></text:p>
      <text:p text:style-name="P24"><text:span text:style-name="T3">lire TCP </text:span></text:p>
      <text:p text:style-name="P24"><text:span text:style-name="T3"><text:s text:c="2"/>if ((n = recv(c-&gt;sock, buffer, BUF_SIZE -1, 0)) &lt; 1) {</text:span></text:p>
      <text:p text:style-name="P24"><text:span text:style-name="T3"><text:s text:c="4"/>perror("recv()");</text:span></text:p>
      <text:p text:style-name="P24"><text:span text:style-name="T3"><text:s text:c="4"/>exit(1);</text:span></text:p>
      <text:p text:style-name="P24"><text:span text:style-name="T3"><text:s text:c="2"/>}</text:span></text:p>
      <text:p text:style-name="P23"><text:span text:style-name="T3"/></text:p>
      <text:p text:style-name="P26"><text:span text:style-name="T3">envoyer TCP</text:span></text:p>
      <text:p text:style-name="P26"><text:span text:style-name="T3"><text:s text:c="4"/>if(send(c-&gt;sock,buffer, strlen (buffer)</text:span></text:p>
      <text:p text:style-name="P26"><text:span text:style-name="T3"><text:tab/> <text:s text:c="3"/>, 0) &lt; 0) {</text:span></text:p>
      <text:p text:style-name="P26"><text:span text:style-name="T3"><text:s text:c="6"/>perror("send()");</text:span></text:p>
      <text:p text:style-name="P26"><text:span text:style-name="T3"><text:s text:c="6"/>exit(1);</text:span></text:p>
      <text:p text:style-name="P26"><text:span text:style-name="T3"><text:s text:c="4"/>} <text:s text:c="5"/></text:span></text:p>
      <text:p text:style-name="P15"><text:span text:style-name="T3"/></text:p>
      <text:p text:style-name="P27"><text:span text:style-name="T3"><text:s text:c="2"/>/* fermer la socket </text:span><text:span text:style-name="T9">pour finir la connexion</text:span><text:span text:style-name="T3"> */</text:span></text:p>
      <text:p text:style-name="P27"><text:span text:style-name="T3"><text:s text:c="2"/>close (c-&gt;sock);</text:span></text:p>
      <text:p text:style-name="P15"><text:span text:style-name="T3"/></text:p>
      <text:p text:style-name="P15"><text:span text:style-name="T3"/></text:p>
      <text:p text:style-name="P34"><text:span text:style-name="T3">UDP</text:span></text:p>
      <text:p text:style-name="P28"><text:span text:style-name="T3"/></text:p>
      <text:p text:style-name="P25"><text:span text:style-name="T3">/* creation de la socket <text:s/>*/</text:span></text:p>
      <text:p text:style-name="P25"><text:span text:style-name="T3"><text:s text:c="2"/>if ( (sockd = socket (AF_INET, SOCK_</text:span><text:span text:style-name="T10">DGRAM</text:span><text:span text:style-name="T3">, 0)) &lt; 0) {</text:span></text:p>
      <text:p text:style-name="P25"><text:span text:style-name="T3"><text:s text:c="4"/>perror ("socket()");</text:span></text:p>
      <text:p text:style-name="P25"><text:span text:style-name="T3"><text:s text:c="4"/>exit (1);</text:span></text:p>
      <text:p text:style-name="P25"><text:span text:style-name="T3"><text:s text:c="2"/>}</text:span></text:p>
      <text:p text:style-name="P25"><text:span text:style-name="T3"/></text:p>
      <text:p text:style-name="P15"><text:span text:style-name="T3">/* <text:s/></text:span><text:span text:style-name="T11">read</text:span><text:span text:style-name="T3">*/</text:span></text:p>
      <text:p text:style-name="P15"><text:span text:style-name="T3">n = recvfrom (sockd, buff, 200, 0, NULL, NULL);</text:span></text:p>
      <text:p text:style-name="P15"><text:span text:style-name="T3"/></text:p>
      <text:p text:style-name="P15"><text:span text:style-name="T3">/* </text:span><text:span text:style-name="T11">write</text:span><text:span text:style-name="T3"> */</text:span></text:p>
      <text:p text:style-name="P42"><text:bookmark text:name="contenuCoded0e748"/><text:span text:style-name="Source_20_Text"><text:span text:style-name="T3">int sendto(int s, const void *msg, size_t len, int flags, const struct sockaddr *to, socklen_t tolen);</text:span></text:span></text:p>
      <text:p text:style-name="P15"><text:span text:style-name="T3"/></text:p>
      <text:p text:style-name="P15"><text:span text:style-name="T3"/></text:p>
      <text:p text:style-name="P32">fonction usueles</text:p>
      <text:p text:style-name="P18"><text:span text:style-name="Source_20_Text"><text:span text:style-name="T19">char *strcpy(char *dest, const char *src);</text:span></text:span></text:p>
      <text:p text:style-name="P18"><text:span text:style-name="T6">int toupper(int c);</text:span></text:p>
      <text:p text:style-name="P18"><text:span text:style-name="T6">int unlink(const char *pathname);</text:span></text:p>
      <text:p text:style-name="P19"><text:span text:style-name="T7">int rename(const char *oldpath, const char *newpath);</text:span></text:p>
      <text:p text:style-name="P20"><text:span text:style-name="T7">int chmod(const char *pathname, mode_t mode); </text:span></text:p>
      <text:p text:style-name="P20"><text:span text:style-name="T8">mode_t -&gt; </text:span><text:span text:style-name="T7">S_I(R/W/X)[USR/GTP/OTH]</text:span></text:p>
      <text:p text:style-name="P21"><text:span text:style-name="T3">off_t lseek(int fd, off_t offset, int whence);</text:span></text:p>
      <text:p text:style-name="P21">char *strtok(char *str, const char *delim);</text:p>
      <text:p text:style-name="P21">2 eme fois char *strtok (NULL, delim) ;</text:p>
      <text:p text:style-name="P17"><text:span text:style-name="T3"/></text:p>
      <text:p text:style-name="P22"><text:span text:style-name="T3">int open(const char *pathname, int flags);</text:span></text:p>
      <text:p text:style-name="P22"><text:span text:style-name="T3">O_RDONLY O_WRONLY O_RDWR</text:span></text:p>
      <text:p text:style-name="P17"><text:span text:style-name="Source_20_Text"><text:span text:style-name="T18">n</text:span></text:span><text:span text:style-name="Source_20_Text"><text:span text:style-name="T20">ombre</text:span></text:span><text:span text:style-name="Source_20_Text"><text:span text:style-name="T18"> aleatoire : </text:span></text:span><text:span text:style-name="Source_20_Text"><text:span text:style-name="T17">rand()%(max-min+1) + min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6T22:14:11.280243620</meta:creation-date>
    <dc:date>2016-12-27T00:28:53.295704154</dc:date>
    <meta:editing-duration>PT1H28M49S</meta:editing-duration>
    <meta:editing-cycles>44</meta:editing-cycles>
    <meta:generator>LibreOffice/5.0.6.2$Linux_X86_64 LibreOffice_project/00$Build-2</meta:generator>
    <meta:document-statistic meta:table-count="0" meta:image-count="0" meta:object-count="0" meta:page-count="2" meta:paragraph-count="146" meta:word-count="664" meta:character-count="5570" meta:non-whitespace-character-count="3796"/>
  </office:meta>
</office:document-meta>
</file>